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ecksumHelper.getMessageDigest( String algorith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ecksumHelper.isKnownAlgorithm(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Helper.computeAsString( File f , String algorith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ecksumHelper.byteArrayToHexString( byte [ ] i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sumHelper.check( File dest , File checksumFile , String algorith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hecksumHelper.Checksum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hecksumHelper.compute( File f , String algorith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